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egoe UI" svg:font-family="Segoe UI" style:font-family-generic="swiss" style:font-pitch="variable" svg:panose-1="2 11 5 2 4 2 4 2 2 3"/>
    <style:font-face style:name="Verdana, sans-serif" svg:font-family="Verdana, sans-serif" style:font-family-generic="system"/>
    <style:font-face style:name="Consolas, 'Courier New', Courie" svg:font-family="Consolas, 'Courier New', Courie" style:font-family-generic="system"/>
    <style:font-face style:name="Consolas, 'courier new'" svg:font-family="Consolas, 'courier new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Überschrift1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Segoe UI" fo:font-weight="normal" style:font-weight-asian="normal" fo:color="#000000" fo:font-size="20pt" style:font-size-asian="20pt" style:font-size-complex="20pt" fo:language="en" fo:country="US"/>
    </style:style>
    <style:style style:name="T3" style:parent-style-name="Absatz-Standardschriftart" style:family="text">
      <style:text-properties style:font-name="Segoe UI" fo:font-weight="normal" style:font-weight-asian="normal" fo:color="#000000" fo:font-size="27pt" style:font-size-asian="27pt" fo:language="en" fo:country="US"/>
    </style:style>
    <style:style style:name="S1" style:family="section">
      <style:section-properties fo:margin-left="0in" fo:margin-right="0in" style:writing-mode="lr-tb"/>
    </style:style>
    <style:style style:name="P4" style:parent-style-name="Textbody" style:family="paragraph">
      <style:text-properties style:font-name="Verdana, sans-serif" fo:color="#000000" fo:font-size="11pt" style:font-size-asian="11pt" fo:language="en" fo:country="US"/>
    </style:style>
    <style:style style:name="S2" style:family="section">
      <style:section-properties fo:margin-left="0in" fo:margin-right="0in" style:writing-mode="lr-tb"/>
    </style:style>
    <style:style style:name="P5" style:parent-style-name="Textbody" style:family="paragraph">
      <style:text-properties fo:language="en" fo:country="US"/>
    </style:style>
    <style:style style:name="S3" style:family="section">
      <style:section-properties fo:margin-left="0in" fo:margin-right="0in" style:writing-mode="lr-tb"/>
    </style:style>
    <style:style style:name="P6" style:parent-style-name="PreformattedText" style:family="paragraph">
      <style:paragraph-properties fo:background-color="#F1F1F1"/>
    </style:style>
    <style:style style:name="T7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8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9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10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P11" style:parent-style-name="PreformattedText" style:family="paragraph">
      <style:paragraph-properties fo:background-color="#F1F1F1"/>
      <style:text-properties style:font-name="Consolas, 'Courier New', Courie" fo:color="#000000" fo:font-size="13.5pt" style:font-size-asian="13.5pt" fo:language="en" fo:country="US"/>
    </style:style>
    <style:style style:name="P12" style:parent-style-name="PreformattedText" style:family="paragraph">
      <style:paragraph-properties fo:background-color="#F1F1F1"/>
    </style:style>
    <style:style style:name="T13" style:parent-style-name="Absatz-Standardschriftart" style:family="text">
      <style:text-properties fo:color="#000000" fo:language="en" fo:country="US"/>
    </style:style>
    <style:style style:name="T14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15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P16" style:parent-style-name="PreformattedText" style:family="paragraph">
      <style:paragraph-properties fo:margin-bottom="0.1965in" fo:background-color="#F1F1F1"/>
    </style:style>
    <style:style style:name="T17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18" style:parent-style-name="Absatz-Standardschriftart" style:family="text">
      <style:text-properties style:font-name="Segoe UI" fo:font-weight="normal" style:font-weight-asian="normal" fo:color="#000000" fo:font-size="20pt" style:font-size-asian="20pt" style:font-size-complex="20pt" fo:language="en" fo:country="US"/>
    </style:style>
    <style:style style:name="T19" style:parent-style-name="Absatz-Standardschriftart" style:family="text">
      <style:text-properties style:font-name="Segoe UI" fo:font-weight="normal" style:font-weight-asian="normal" fo:color="#000000" fo:font-size="27pt" style:font-size-asian="27pt" fo:language="en" fo:country="US"/>
    </style:style>
    <style:style style:name="S4" style:family="section">
      <style:section-properties fo:margin-left="0in" fo:margin-right="0in" style:writing-mode="lr-tb"/>
    </style:style>
    <style:style style:name="P20" style:parent-style-name="Textbody" style:family="paragraph">
      <style:text-properties style:font-name="Verdana, sans-serif" fo:color="#000000" fo:font-size="11pt" style:font-size-asian="11pt" fo:language="en" fo:country="US"/>
    </style:style>
    <style:style style:name="S5" style:family="section">
      <style:section-properties fo:margin-left="0in" fo:margin-right="0in" style:writing-mode="lr-tb"/>
    </style:style>
    <style:style style:name="P21" style:parent-style-name="Textbody" style:family="paragraph">
      <style:text-properties fo:language="en" fo:country="US"/>
    </style:style>
    <style:style style:name="S6" style:family="section">
      <style:section-properties fo:margin-left="0in" fo:margin-right="0in" style:writing-mode="lr-tb"/>
    </style:style>
    <style:style style:name="P22" style:parent-style-name="PreformattedText" style:family="paragraph">
      <style:paragraph-properties fo:background-color="#F1F1F1"/>
    </style:style>
    <style:style style:name="T23" style:parent-style-name="Absatz-Standardschriftart" style:family="text">
      <style:text-properties fo:color="#000000" fo:language="en" fo:country="US"/>
    </style:style>
    <style:style style:name="T24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25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26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P27" style:parent-style-name="PreformattedText" style:family="paragraph">
      <style:paragraph-properties fo:margin-bottom="0.1965in" fo:background-color="#F1F1F1"/>
    </style:style>
    <style:style style:name="T28" style:parent-style-name="Absatz-Standardschriftart" style:family="text">
      <style:text-properties fo:color="#000000" fo:language="en" fo:country="US"/>
    </style:style>
    <style:style style:name="T29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30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P31" style:parent-style-name="Überschrift1" style:family="paragraph">
      <style:text-properties style:font-name="Segoe UI" fo:font-weight="normal" style:font-weight-asian="normal" fo:color="#000000" fo:font-size="20pt" style:font-size-asian="20pt" style:font-size-complex="20pt" fo:language="en" fo:country="US"/>
    </style:style>
    <style:style style:name="S7" style:family="section">
      <style:section-properties fo:margin-left="0in" fo:margin-right="0in" style:writing-mode="lr-tb"/>
    </style:style>
    <style:style style:name="T32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33" style:parent-style-name="SourceText" style:family="text">
      <style:text-properties style:font-name="Consolas, 'courier new'" fo:color="#000000" fo:background-color="#F1F1F1" fo:language="en" fo:country="US"/>
    </style:style>
    <style:style style:name="T34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35" style:parent-style-name="SourceText" style:family="text">
      <style:text-properties style:font-name="Consolas, 'courier new'" fo:color="#000000" fo:background-color="#F1F1F1" fo:language="en" fo:country="US"/>
    </style:style>
    <style:style style:name="T36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S8" style:family="section">
      <style:section-properties fo:margin-left="0in" fo:margin-right="0in" style:writing-mode="lr-tb"/>
    </style:style>
    <style:style style:name="P37" style:parent-style-name="Textbody" style:family="paragraph">
      <style:text-properties fo:color="#0070C0" fo:language="en" fo:country="US"/>
    </style:style>
    <style:style style:name="S9" style:family="section">
      <style:section-properties fo:margin-left="0in" fo:margin-right="0in" style:writing-mode="lr-tb"/>
    </style:style>
    <style:style style:name="P38" style:parent-style-name="PreformattedText" style:family="paragraph">
      <style:paragraph-properties fo:margin-bottom="0.1965in" fo:background-color="#F1F1F1"/>
    </style:style>
    <style:style style:name="T39" style:parent-style-name="Absatz-Standardschriftart" style:family="text">
      <style:text-properties fo:color="#0070C0" fo:language="en" fo:country="US"/>
    </style:style>
    <style:style style:name="T40" style:parent-style-name="Absatz-Standardschriftart" style:family="text">
      <style:text-properties fo:color="#0070C0" fo:language="en" fo:country="US"/>
    </style:style>
    <style:style style:name="T41" style:parent-style-name="Absatz-Standardschriftart" style:family="text">
      <style:text-properties fo:color="#0070C0" fo:language="en" fo:country="US"/>
    </style:style>
    <style:style style:name="T42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43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44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45" style:parent-style-name="Absatz-Standardschriftart" style:family="text">
      <style:text-properties style:font-name="Verdana, sans-serif" fo:font-weight="normal" style:font-weight-asian="normal" fo:color="#000000" fo:font-size="20pt" style:font-size-asian="20pt" style:font-size-complex="20pt" fo:language="en" fo:country="US"/>
    </style:style>
    <style:style style:name="T46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47" style:parent-style-name="SourceText" style:family="text">
      <style:text-properties style:font-name="Consolas, 'courier new'" fo:color="#000000" fo:background-color="#F1F1F1" fo:language="en" fo:country="US"/>
    </style:style>
    <style:style style:name="T48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49" style:parent-style-name="SourceText" style:family="text">
      <style:text-properties style:font-name="Consolas, 'courier new'" fo:color="#000000" fo:background-color="#F1F1F1" fo:language="en" fo:country="US"/>
    </style:style>
    <style:style style:name="T50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S10" style:family="section">
      <style:section-properties fo:margin-left="0in" fo:margin-right="0in" style:writing-mode="lr-tb"/>
    </style:style>
    <style:style style:name="P51" style:parent-style-name="Standard" style:family="paragraph">
      <style:text-properties fo:language="en" fo:country="US"/>
    </style:style>
    <style:style style:name="S11" style:family="section">
      <style:section-properties fo:margin-left="0in" fo:margin-right="0in" style:writing-mode="lr-tb"/>
    </style:style>
    <style:style style:name="P52" style:parent-style-name="PreformattedText" style:family="paragraph">
      <style:paragraph-properties fo:margin-bottom="0.1965in" fo:background-color="#F1F1F1"/>
    </style:style>
    <style:style style:name="T53" style:parent-style-name="Absatz-Standardschriftart" style:family="text">
      <style:text-properties fo:color="#0070C0" fo:language="en" fo:country="US"/>
    </style:style>
    <style:style style:name="T54" style:parent-style-name="Absatz-Standardschriftart" style:family="text">
      <style:text-properties fo:color="#0070C0" fo:language="en" fo:country="US"/>
    </style:style>
    <style:style style:name="T55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56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57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58" style:parent-style-name="Absatz-Standardschriftart" style:family="text">
      <style:text-properties style:font-name="Verdana, sans-serif" fo:font-weight="normal" style:font-weight-asian="normal" fo:color="#000000" fo:font-size="20pt" style:font-size-asian="20pt" style:font-size-complex="20pt" fo:language="en" fo:country="US"/>
    </style:style>
    <style:style style:name="T59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60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61" style:parent-style-name="SourceText" style:family="text">
      <style:text-properties style:font-name="Consolas, 'courier new'" fo:color="#000000" fo:background-color="#F1F1F1" fo:language="en" fo:country="US"/>
    </style:style>
    <style:style style:name="T62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63" style:parent-style-name="SourceText" style:family="text">
      <style:text-properties style:font-name="Consolas, 'courier new'" fo:color="#000000" fo:background-color="#F1F1F1" fo:language="en" fo:country="US"/>
    </style:style>
    <style:style style:name="T64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65" style:parent-style-name="SourceText" style:family="text">
      <style:text-properties style:font-name="Consolas, 'courier new'" fo:color="#000000" fo:background-color="#F1F1F1" fo:language="en" fo:country="US"/>
    </style:style>
    <style:style style:name="T66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S12" style:family="section">
      <style:section-properties fo:margin-left="0in" fo:margin-right="0in" style:writing-mode="lr-tb"/>
    </style:style>
    <style:style style:name="P67" style:parent-style-name="Standard" style:family="paragraph">
      <style:text-properties fo:language="en" fo:country="US"/>
    </style:style>
    <style:style style:name="S13" style:family="section">
      <style:section-properties fo:margin-left="0in" fo:margin-right="0in" style:writing-mode="lr-tb"/>
    </style:style>
    <style:style style:name="P68" style:parent-style-name="PreformattedText" style:family="paragraph">
      <style:paragraph-properties fo:background-color="#F1F1F1"/>
    </style:style>
    <style:style style:name="T69" style:parent-style-name="Absatz-Standardschriftart" style:family="text">
      <style:text-properties fo:color="#0070C0" fo:language="en" fo:country="US"/>
    </style:style>
    <style:style style:name="T70" style:parent-style-name="Absatz-Standardschriftart" style:family="text">
      <style:text-properties fo:color="#0070C0" fo:language="en" fo:country="US"/>
    </style:style>
    <style:style style:name="T71" style:parent-style-name="Absatz-Standardschriftart" style:family="text">
      <style:text-properties fo:color="#0070C0" fo:language="en" fo:country="US"/>
    </style:style>
    <style:style style:name="T72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73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T74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P75" style:parent-style-name="PreformattedText" style:family="paragraph">
      <style:paragraph-properties fo:background-color="#F1F1F1"/>
      <style:text-properties style:font-name="Consolas, 'Courier New', Courie" fo:color="#0070C0" fo:font-size="13.5pt" style:font-size-asian="13.5pt" fo:language="en" fo:country="US"/>
    </style:style>
    <style:style style:name="P76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T77" style:parent-style-name="Absatz-Standardschriftart" style:family="text">
      <style:text-properties style:font-name="Verdana, sans-serif" fo:font-weight="normal" style:font-weight-asian="normal" fo:color="#000000" fo:font-size="20pt" style:font-size-asian="20pt" style:font-size-complex="20pt" fo:language="en" fo:country="US"/>
    </style:style>
    <style:style style:name="T78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79" style:parent-style-name="SourceText" style:family="text">
      <style:text-properties style:font-name="Consolas, 'courier new'" fo:color="#000000" fo:background-color="#F1F1F1" fo:language="en" fo:country="US"/>
    </style:style>
    <style:style style:name="T80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81" style:parent-style-name="SourceText" style:family="text">
      <style:text-properties style:font-name="Consolas, 'courier new'" fo:color="#000000" fo:background-color="#F1F1F1" fo:language="en" fo:country="US"/>
    </style:style>
    <style:style style:name="T82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83" style:parent-style-name="SourceText" style:family="text">
      <style:text-properties style:font-name="Consolas, 'courier new'" fo:color="#000000" fo:background-color="#F1F1F1" fo:language="en" fo:country="US"/>
    </style:style>
    <style:style style:name="T84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85" style:parent-style-name="SourceText" style:family="text">
      <style:text-properties style:font-name="Consolas, 'courier new'" fo:color="#000000" fo:background-color="#F1F1F1" fo:language="en" fo:country="US"/>
    </style:style>
    <style:style style:name="T86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S14" style:family="section">
      <style:section-properties fo:margin-left="0in" fo:margin-right="0in" style:writing-mode="lr-tb"/>
    </style:style>
    <style:style style:name="P87" style:parent-style-name="Standard" style:family="paragraph">
      <style:text-properties fo:language="en" fo:country="US"/>
    </style:style>
    <style:style style:name="S15" style:family="section">
      <style:section-properties fo:margin-left="0in" fo:margin-right="0in" style:writing-mode="lr-tb"/>
    </style:style>
    <style:style style:name="P88" style:parent-style-name="PreformattedText" style:family="paragraph">
      <style:paragraph-properties fo:background-color="#F1F1F1"/>
      <style:text-properties style:font-name="Consolas, 'Courier New', Courie" fo:color="#000000" fo:font-size="13.5pt" style:font-size-asian="13.5pt" fo:language="en" fo:country="US"/>
    </style:style>
    <style:style style:name="P89" style:parent-style-name="PreformattedText" style:family="paragraph">
      <style:paragraph-properties fo:background-color="#F1F1F1"/>
      <style:text-properties style:font-name="Consolas, 'Courier New', Courie" fo:color="#000000" fo:font-size="13.5pt" style:font-size-asian="13.5pt" fo:language="en" fo:country="US"/>
    </style:style>
    <style:style style:name="P90" style:parent-style-name="PreformattedText" style:family="paragraph">
      <style:paragraph-properties fo:background-color="#F1F1F1"/>
      <style:text-properties style:font-name="Consolas, 'Courier New', Courie" fo:color="#000000" fo:font-size="13.5pt" style:font-size-asian="13.5pt" fo:language="en" fo:country="US"/>
    </style:style>
    <style:style style:name="P91" style:parent-style-name="PreformattedText" style:family="paragraph">
      <style:paragraph-properties fo:background-color="#F1F1F1"/>
    </style:style>
    <style:style style:name="T92" style:parent-style-name="Absatz-Standardschriftart" style:family="text">
      <style:text-properties fo:color="#000000" fo:language="en" fo:country="US"/>
    </style:style>
    <style:style style:name="T93" style:parent-style-name="Absatz-Standardschriftart" style:family="text">
      <style:text-properties fo:color="#0070C0" fo:language="en" fo:country="US"/>
    </style:style>
    <style:style style:name="T94" style:parent-style-name="Absatz-Standardschriftart" style:family="text">
      <style:text-properties fo:color="#0070C0" fo:language="en" fo:country="US"/>
    </style:style>
    <style:style style:name="T95" style:parent-style-name="Absatz-Standardschriftart" style:family="text">
      <style:text-properties style:font-name="Consolas, 'Courier New', Courie" fo:color="#0070C0" fo:font-size="13.5pt" style:font-size-asian="13.5pt" fo:language="en" fo:country="US"/>
    </style:style>
    <style:style style:name="P96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T97" style:parent-style-name="Absatz-Standardschriftart" style:family="text">
      <style:text-properties style:font-name="Verdana, sans-serif" fo:font-weight="normal" style:font-weight-asian="normal" fo:color="#000000" fo:font-size="20pt" style:font-size-asian="20pt" style:font-size-complex="20pt" fo:language="en" fo:country="US"/>
    </style:style>
    <style:style style:name="T98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99" style:parent-style-name="SourceText" style:family="text">
      <style:text-properties style:font-name="Consolas, 'courier new'" fo:color="#000000" fo:background-color="#F1F1F1" fo:language="en" fo:country="US"/>
    </style:style>
    <style:style style:name="T100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101" style:parent-style-name="SourceText" style:family="text">
      <style:text-properties style:font-name="Consolas, 'courier new'" fo:color="#000000" fo:background-color="#F1F1F1" fo:language="en" fo:country="US"/>
    </style:style>
    <style:style style:name="T102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103" style:parent-style-name="SourceText" style:family="text">
      <style:text-properties style:font-name="Consolas, 'courier new'" fo:color="#000000" fo:background-color="#F1F1F1" fo:language="en" fo:country="US"/>
    </style:style>
    <style:style style:name="T104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T105" style:parent-style-name="SourceText" style:family="text">
      <style:text-properties style:font-name="Consolas, 'courier new'" fo:color="#000000" fo:background-color="#F1F1F1" fo:language="en" fo:country="US"/>
    </style:style>
    <style:style style:name="T106" style:parent-style-name="Absatz-Standardschriftart" style:family="text">
      <style:text-properties style:font-name="Verdana, sans-serif" fo:color="#000000" fo:font-size="11pt" style:font-size-asian="11pt" fo:language="en" fo:country="US"/>
    </style:style>
    <style:style style:name="S16" style:family="section">
      <style:section-properties fo:margin-left="0in" fo:margin-right="0in" style:writing-mode="lr-tb"/>
    </style:style>
    <style:style style:name="P107" style:parent-style-name="Standard" style:family="paragraph">
      <style:text-properties fo:language="en" fo:country="US"/>
    </style:style>
    <style:style style:name="S17" style:family="section">
      <style:section-properties fo:margin-left="0in" fo:margin-right="0in" style:writing-mode="lr-tb"/>
    </style:style>
    <style:style style:name="P108" style:parent-style-name="PreformattedText" style:family="paragraph">
      <style:paragraph-properties fo:background-color="#F1F1F1"/>
      <style:text-properties style:font-name="Consolas, 'Courier New', Courie" fo:color="#000000" fo:font-size="13.5pt" style:font-size-asian="13.5pt" fo:language="en" fo:country="US"/>
    </style:style>
    <style:style style:name="P109" style:parent-style-name="PreformattedText" style:family="paragraph">
      <style:paragraph-properties fo:background-color="#F1F1F1"/>
      <style:text-properties style:font-name="Consolas, 'Courier New', Courie" fo:color="#000000" fo:font-size="13.5pt" style:font-size-asian="13.5pt" fo:language="en" fo:country="US"/>
    </style:style>
    <style:style style:name="P110" style:parent-style-name="PreformattedText" style:family="paragraph">
      <style:paragraph-properties fo:background-color="#F1F1F1"/>
    </style:style>
    <style:style style:name="T111" style:parent-style-name="Absatz-Standardschriftart" style:family="text">
      <style:text-properties fo:color="#000000" fo:language="en" fo:country="US"/>
    </style:style>
    <style:style style:name="T112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P113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P114" style:parent-style-name="Überschrift1" style:family="paragraph">
      <style:text-properties style:font-name="Segoe UI" fo:font-weight="normal" style:font-weight-asian="normal" fo:color="#000000" fo:font-size="20pt" style:font-size-asian="20pt" style:font-size-complex="20pt" fo:language="en" fo:country="US"/>
    </style:style>
    <style:style style:name="T115" style:parent-style-name="Absatz-Standardschriftart" style:family="text">
      <style:text-properties style:font-name="Verdana, sans-serif" fo:color="#000000" fo:font-size="11pt" style:font-size-asian="11pt" style:font-size-complex="20pt" style:text-underline-type="double" style:text-underline-style="solid" style:text-underline-width="auto" style:text-underline-mode="continuous" fo:language="en" fo:country="US"/>
    </style:style>
    <style:style style:name="T116" style:parent-style-name="Absatz-Standardschriftart" style:family="text">
      <style:text-properties style:font-name="Verdana, sans-serif" fo:color="#000000" fo:font-size="11pt" style:font-size-asian="11pt" style:font-size-complex="20pt" style:text-underline-type="double" style:text-underline-style="solid" style:text-underline-width="auto" style:text-underline-mode="continuous" fo:language="en" fo:country="US"/>
    </style:style>
    <style:style style:name="T117" style:parent-style-name="StrongEmphasis" style:family="text">
      <style:text-properties style:font-name="Verdana, sans-serif" fo:font-weight="normal" style:font-weight-asian="normal" fo:font-size="11pt" style:font-size-asian="11pt" fo:language="en" fo:country="US"/>
    </style:style>
    <style:style style:name="T118" style:parent-style-name="Absatz-Standardschriftart" style:family="text">
      <style:text-properties style:font-name="Verdana, sans-serif" fo:color="#000000" fo:font-size="11pt" style:font-size-asian="11pt" style:font-size-complex="20pt" style:text-underline-type="double" style:text-underline-style="solid" style:text-underline-width="auto" style:text-underline-mode="continuous" fo:language="en" fo:country="US"/>
    </style:style>
    <style:style style:name="S18" style:family="section">
      <style:section-properties fo:margin-left="0in" fo:margin-right="0in" style:writing-mode="lr-tb"/>
    </style:style>
    <style:style style:name="P119" style:parent-style-name="Standard" style:family="paragraph">
      <style:text-properties fo:language="en" fo:country="US"/>
    </style:style>
    <style:style style:name="S19" style:family="section">
      <style:section-properties fo:margin-left="0in" fo:margin-right="0in" style:writing-mode="lr-tb"/>
    </style:style>
    <style:style style:name="P120" style:parent-style-name="PreformattedText" style:family="paragraph">
      <style:paragraph-properties fo:background-color="#F1F1F1"/>
    </style:style>
    <style:style style:name="T121" style:parent-style-name="Absatz-Standardschriftart" style:family="text">
      <style:text-properties fo:color="#000000" fo:language="en" fo:country="US"/>
    </style:style>
    <style:style style:name="T122" style:parent-style-name="Absatz-Standardschriftart" style:family="text">
      <style:text-properties fo:color="#000000" fo:language="en" fo:country="US"/>
    </style:style>
    <style:style style:name="T123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124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125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126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T127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P128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P129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P130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P131" style:parent-style-name="PreformattedText" style:family="paragraph">
      <style:paragraph-properties fo:margin-bottom="0.1965in" fo:background-color="#F1F1F1"/>
    </style:style>
    <style:style style:name="T132" style:parent-style-name="Absatz-Standardschriftart" style:family="text">
      <style:text-properties style:font-name="Consolas, 'Courier New', Courie" fo:color="#000000" fo:font-size="13.5pt" style:font-size-asian="13.5pt" fo:language="en" fo:country="US"/>
    </style:style>
    <style:style style:name="P133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  <style:style style:name="P134" style:parent-style-name="PreformattedText" style:family="paragraph">
      <style:paragraph-properties fo:margin-bottom="0.1965in" fo:background-color="#F1F1F1"/>
      <style:text-properties style:font-name="Consolas, 'Courier New', Courie" fo:color="#000000" fo:font-size="13.5pt" style:font-size-asian="13.5pt" fo:language="en" fo:country="US"/>
    </style:style>
  </office:automatic-styles>
  <office:body>
    <office:text text:use-soft-page-breaks="true">
      <text:h text:style-name="P1" text:outline-level="1"><text:span text:style-name="T2">Exercise1</text:span><text:span text:style-name="T3">:</text:span></text:h>
      <text:section text:name="Sect1" text:style-name="S1">
        <text:p text:style-name="P4">Insert the missing part of the code below to output "Hello World!".</text:p>
      </text:section>
      <text:section text:name="Sect2" text:style-name="S2">
        <text:p text:style-name="P5"/>
      </text:section>
      <text:section text:name="Sect3" text:style-name="S3">
        <text:p text:style-name="P6"><text:bookmark-start text:name="assignmentcontainer"/><text:bookmark-end text:name="assignmentcontainer"/><text:span text:style-name="T7">static void</text:span><text:span text:style-name="T8"><text:s/></text:span><text:span text:style-name="T9">Main</text:span><text:span text:style-name="T10"><text:s/>(string[] args)</text:span></text:p>
        <text:p text:style-name="P11">{</text:p>
        <text:p text:style-name="P12"><text:span text:style-name="T13"><text:s text:c="2"/></text:span><text:span text:style-name="T14">Console.WriteLine</text:span><text:span text:style-name="T15">("Hello World!"); <text:s text:c="3"/></text:span></text:p>
        <text:p text:style-name="P16"><text:span text:style-name="T17">}</text:span></text:p>
        <text:h text:style-name="Überschrift1" text:outline-level="1"><text:span text:style-name="T18">Exercise2</text:span><text:span text:style-name="T19">:</text:span></text:h>
      </text:section>
      <text:section text:name="Sect4" text:style-name="S4">
        <text:p text:style-name="P20"><text:bookmark-start text:name="assignmenttext"/><text:bookmark-end text:name="assignmenttext"/>Comments in C# are written with special characters. Insert the missing parts:</text:p>
      </text:section>
      <text:section text:name="Sect5" text:style-name="S5">
        <text:p text:style-name="P21"><text:bookmark-start text:name="blueprint"/><text:bookmark-end text:name="blueprint"/></text:p>
      </text:section>
      <text:section text:name="Sect6" text:style-name="S6">
        <text:p text:style-name="P22"><text:bookmark-start text:name="assignmentcontainer1"/><text:bookmark-end text:name="assignmentcontainer1"/><text:span text:style-name="T23"><text:s/></text:span><text:span text:style-name="T24">This is a single-line comment</text:span><text:span text:style-name="T25"><text:s/></text:span><text:span text:style-name="T26">//</text:span></text:p>
        <text:p text:style-name="P27"><text:span text:style-name="T28"><text:s/></text:span><text:span text:style-name="T29">This is a multi-line comment</text:span><text:span text:style-name="T30">/*…………*/</text:span></text:p>
        <text:h text:style-name="P31" text:outline-level="1">Exercise3:</text:h>
      </text:section>
      <text:section text:name="Sect7" text:style-name="S7">
        <text:p text:style-name="Textbody"><text:bookmark-start text:name="assignmenttext1"/><text:bookmark-end text:name="assignmenttext1"/><text:span text:style-name="T32">Create a variable named </text:span><text:span text:style-name="T33">myNum</text:span><text:span text:style-name="T34"> and assign the value </text:span><text:span text:style-name="T35">50</text:span><text:span text:style-name="T36"> to it.</text:span></text:p>
      </text:section>
      <text:section text:name="Sect8" text:style-name="S8">
        <text:p text:style-name="P37"><text:bookmark-start text:name="blueprint1"/><text:bookmark-end text:name="blueprint1"/></text:p>
      </text:section>
      <text:section text:name="Sect9" text:style-name="S9">
        <text:p text:style-name="P38"><text:bookmark-start text:name="assignmentcontainer2"/><text:bookmark-end text:name="assignmentcontainer2"/><text:span text:style-name="T39"><text:s/></text:span><text:span text:style-name="T40">Int myNum</text:span><text:span text:style-name="T41"><text:s/></text:span><text:span text:style-name="T42">=<text:s/></text:span><text:span text:style-name="T43">50</text:span><text:span text:style-name="T44">;</text:span></text:p>
        <text:h text:style-name="Überschrift1" text:outline-level="1"><text:span text:style-name="T45">Exercise 4:</text:span></text:h>
        <text:p text:style-name="Textbody"><text:bookmark-start text:name="assignmenttext2"/><text:bookmark-end text:name="assignmenttext2"/><text:span text:style-name="T46">Create a variable named </text:span><text:span text:style-name="T47">myName</text:span><text:span text:style-name="T48"> and assign the value </text:span><text:span text:style-name="T49">"John"</text:span><text:span text:style-name="T50"> to it.</text:span></text:p>
      </text:section>
      <text:section text:name="Sect10" text:style-name="S10">
        <text:p text:style-name="P51"><text:bookmark-start text:name="blueprint2"/><text:bookmark-end text:name="blueprint2"/></text:p>
      </text:section>
      <text:section text:name="Sect11" text:style-name="S11">
        <text:p text:style-name="P52"><text:bookmark-start text:name="assignmentcontainer3"/><text:bookmark-end text:name="assignmentcontainer3"/><text:span text:style-name="T53">String myName</text:span><text:span text:style-name="T54"><text:s text:c="2"/></text:span><text:span text:style-name="T55">=<text:s/></text:span><text:span text:style-name="T56">“John”</text:span><text:span text:style-name="T57">;</text:span></text:p>
        <text:h text:style-name="Überschrift1" text:outline-level="1"><text:span text:style-name="T58">Exercise5:</text:span></text:h>
        <text:p text:style-name="Textbody"><text:bookmark-start text:name="assignmenttext3"/><text:bookmark-end text:name="assignmenttext3"/><text:span text:style-name="T59">Display the<text:s/></text:span><text:span text:style-name="T60">sum of </text:span><text:span text:style-name="T61">5 + 10</text:span><text:span text:style-name="T62">, using two variables: </text:span><text:span text:style-name="T63">x</text:span><text:span text:style-name="T64"> and </text:span><text:span text:style-name="T65">y</text:span><text:span text:style-name="T66">.</text:span></text:p>
      </text:section>
      <text:section text:name="Sect12" text:style-name="S12">
        <text:p text:style-name="P67"><text:bookmark-start text:name="blueprint3"/><text:bookmark-end text:name="blueprint3"/></text:p>
      </text:section>
      <text:section text:name="Sect13" text:style-name="S13">
        <text:p text:style-name="P68"><text:bookmark-start text:name="assignmentcontainer4"/><text:bookmark-end text:name="assignmentcontainer4"/><text:span text:style-name="T69">i</text:span><text:span text:style-name="T70">nt x</text:span><text:span text:style-name="T71"><text:s text:c="2"/></text:span><text:span text:style-name="T72">=<text:s/></text:span><text:span text:style-name="T73">5</text:span><text:span text:style-name="T74">;</text:span></text:p>
        <text:p text:style-name="P75">int y = 10;</text:p>
        <text:p text:style-name="P76">Console.WriteLine(x + y);</text:p>
        <text:h text:style-name="Überschrift1" text:outline-level="1"><text:span text:style-name="T77">Exercise6:</text:span></text:h>
        <text:p text:style-name="Textbody"><text:bookmark-start text:name="assignmenttext4"/><text:bookmark-end text:name="assignmenttext4"/><text:span text:style-name="T78">Create an </text:span><text:span text:style-name="T79">int</text:span><text:span text:style-name="T80"> variable called </text:span><text:span text:style-name="T81">z</text:span><text:span text:style-name="T82">, assign </text:span><text:span text:style-name="T83">x</text:span><text:span text:style-name="T84"> + </text:span><text:span text:style-name="T85">y</text:span><text:span text:style-name="T86"> to it, and display the result.</text:span></text:p>
      </text:section>
      <text:section text:name="Sect14" text:style-name="S14">
        <text:p text:style-name="P87"><text:bookmark-start text:name="blueprint4"/><text:bookmark-end text:name="blueprint4"/></text:p>
      </text:section>
      <text:section text:name="Sect15" text:style-name="S15">
        <text:p text:style-name="P88"><text:bookmark-start text:name="assignmentcontainer5"/><text:bookmark-end text:name="assignmentcontainer5"/>int x = 5;</text:p>
        <text:p text:style-name="P89"/>
        <text:p text:style-name="P90">int y = 10;</text:p>
        <text:p text:style-name="P91"><text:span text:style-name="T92"><text:s/></text:span><text:span text:style-name="T93">int z<text:s/></text:span><text:span text:style-name="T94"><text:s/></text:span><text:span text:style-name="T95">= x + y;</text:span></text:p>
        <text:p text:style-name="P96">Console.WriteLine(z);</text:p>
        <text:h text:style-name="Überschrift1" text:outline-level="1"><text:span text:style-name="T97">Exercise7:</text:span></text:h>
        <text:p text:style-name="Textbody"><text:bookmark-start text:name="assignmenttext5"/><text:bookmark-end text:name="assignmenttext5"/><text:span text:style-name="T98">Create an </text:span><text:span text:style-name="T99">int</text:span><text:span text:style-name="T100"> variable called </text:span><text:span text:style-name="T101">z</text:span><text:span text:style-name="T102">, assign </text:span><text:span text:style-name="T103">x</text:span><text:span text:style-name="T104"> + </text:span><text:span text:style-name="T105">y</text:span><text:span text:style-name="T106"> to it, and display the result.</text:span></text:p>
      </text:section>
      <text:section text:name="Sect16" text:style-name="S16">
        <text:p text:style-name="P107"><text:bookmark-start text:name="blueprint5"/><text:bookmark-end text:name="blueprint5"/></text:p>
      </text:section>
      <text:section text:name="Sect17" text:style-name="S17">
        <text:p text:style-name="P108"><text:bookmark-start text:name="assignmentcontainer6"/><text:bookmark-end text:name="assignmentcontainer6"/>int x = 5;</text:p>
        <text:p text:style-name="P109">int y = 10;</text:p>
        <text:p text:style-name="P110"><text:span text:style-name="T111"><text:s text:c="2"/></text:span><text:span text:style-name="T112">= x + y;</text:span></text:p>
        <text:p text:style-name="P113">Console.WriteLine();</text:p>
        <text:h text:style-name="P114" text:outline-level="1">Exercise8:</text:h>
        <text:p text:style-name="Textbody"><text:bookmark-start text:name="assignmenttext6"/><text:bookmark-end text:name="assignmenttext6"/><text:span text:style-name="T115">Fill in the missing parts to create three variables of the same type,<text:s/></text:span><text:span text:style-name="T116">using a </text:span><text:span text:style-name="T117">comma-separated list</text:span><text:span text:style-name="T118">:</text:span></text:p>
      </text:section>
      <text:section text:name="Sect18" text:style-name="S18">
        <text:p text:style-name="P119"><text:bookmark-start text:name="blueprint6"/><text:bookmark-end text:name="blueprint6"/></text:p>
      </text:section>
      <text:section text:name="Sect19" text:style-name="S19">
        <text:p text:style-name="P120"><text:bookmark-start text:name="assignmentcontainer7"/><text:bookmark-end text:name="assignmentcontainer7"/><text:span text:style-name="T121">Int<text:s/></text:span><text:span text:style-name="T122"><text:s/></text:span><text:span text:style-name="T123">x = 5</text:span><text:span text:style-name="T124">,</text:span><text:span text:style-name="T125"><text:s/>y = 6</text:span><text:span text:style-name="T126">,</text:span><text:span text:style-name="T127"><text:s/>z = 50;</text:span></text:p>
        <text:p text:style-name="P128">Console.WriteLine(x + y + z);</text:p>
        <text:p text:style-name="P129"/>
        <text:p text:style-name="P130">GIT</text:p>
        <text:p text:style-name="P131"><text:a xlink:href="https://github.com/ludovic916/martial_clarisse.git" office:target-frame-name="_top" xlink:show="replace"><text:span text:style-name="T132">https://github.com/ludovic916/martial_clarisse.git</text:span></text:a></text:p>
        <text:p text:style-name="P133"/>
        <text:p text:style-name="P13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Segoe UI" svg:font-family="Segoe UI" style:font-family-generic="swiss" style:font-pitch="variable" svg:panose-1="2 11 5 2 4 2 4 2 2 3"/>
    <style:font-face style:name="Verdana, sans-serif" svg:font-family="Verdana, sans-serif" style:font-family-generic="system"/>
    <style:font-face style:name="Consolas, 'Courier New', Courie" svg:font-family="Consolas, 'Courier New', Courie" style:font-family-generic="system"/>
    <style:font-face style:name="Consolas, 'courier new'" svg:font-family="Consolas, 'courier new'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sannang Nguegang, Clarisse</meta:initial-creator>
    <dc:creator>Tsannang Nguegang, Clarisse</dc:creator>
    <meta:creation-date>2021-03-31T22:38:00Z</meta:creation-date>
    <dc:date>2021-03-31T22:38:00Z</dc:date>
    <meta:template xlink:href="Normal.dotm" xlink:type="simple"/>
    <meta:editing-cycles>2</meta:editing-cycles>
    <meta:editing-duration>PT0S</meta:editing-duration>
    <meta:document-statistic meta:page-count="2" meta:paragraph-count="2" meta:word-count="170" meta:character-count="1241" meta:row-count="8" meta:non-whitespace-character-count="1073"/>
  </office:meta>
</office:document-meta>
</file>